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DF0000023D7DDE322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0.021cm" svg:y="0.049cm" svg:width="17cm" svg:height="9.828cm" draw:z-index="0"><draw:image xlink:href="Pictures/10000201000003DF0000023D7DDE322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2-18T10:05:29.11</meta:creation-date>
    <meta:document-statistic meta:table-count="0" meta:image-count="1" meta:object-count="0" meta:page-count="1" meta:paragraph-count="0" meta:word-count="0" meta:character-count="0"/>
    <dc:date>2023-12-18T10:06:40.70</dc:date>
    <meta:editing-duration>PT1M12S</meta:editing-duration>
    <meta:editing-cycles>1</meta:editing-cycles>
    <meta:generator>OpenOffice/4.1.13$Win32 OpenOffice.org_project/4113m1$Build-9810</meta:generator>
  </office:meta>
</office:document-meta>
</file>